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c2cf" officeooo:paragraph-rsid="0018c2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6T20:38:24.568000000</meta:creation-date>
    <dc:date>2024-05-16T20:38:40.352000000</dc:date>
    <meta:editing-duration>PT16S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  <meta:generator>LibreOffice/24.2.2.2$Windows_X86_64 LibreOffice_project/d56cc158d8a96260b836f100ef4b4ef25d6f1a01</meta:generator>
  </office:meta>
</office:document-meta>
</file>